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office:value-type="string">
            <text:p>concate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5_12-20-3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5_13-29-22_000.jpg</text:p>
          </table:table-cell>
          <table:table-cell table:style-name="ce20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/>
          <table:table-cell table:style-name="ce33" table:formula="of:=IF([.E3]=&quot;&quot;;[.C3];CONCATENATE([.C3];&quot; / &quot;;[.E3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5_13-36-48_000.jpg</text:p>
          </table:table-cell>
          <table:table-cell table:style-name="ce20" office:value-type="string">
            <text:p>:m 食べた物　間食 / お菓子</text:p>
          </table:table-cell>
          <table:table-cell table:style-name="ce32"/>
          <table:table-cell table:style-name="ce3"/>
          <table:table-cell table:style-name="ce3"/>
          <table:table-cell table:style-name="ce33" table:formula="of:=IF([.E4]=&quot;&quot;;[.C4];CONCATENATE([.C4];&quot; / &quot;;[.E4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5_13-40-59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5_13-44-44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/>
          <table:table-cell table:style-name="ce33" table:formula="of:=IF([.E6]=&quot;&quot;;[.C6];CONCATENATE([.C6];&quot; / &quot;;[.E6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5_13-49-11_000.jpg</text:p>
          </table:table-cell>
          <table:table-cell table:style-name="ce16" office:value-type="string">
            <text:p>:m 食べた物　間食 / お菓子</text:p>
          </table:table-cell>
          <table:table-cell table:style-name="ce14"/>
          <table:table-cell table:style-name="ce3"/>
          <table:table-cell table:style-name="ce3"/>
          <table:table-cell table:style-name="ce33" table:formula="of:=IF([.E7]=&quot;&quot;;[.C7];CONCATENATE([.C7];&quot; / &quot;;[.E7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5_13-54-04_000.jpg</text:p>
          </table:table-cell>
          <table:table-cell table:style-name="ce1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/>
          <table:table-cell table:style-name="ce33" table:formula="of:=IF([.E8]=&quot;&quot;;[.C8];CONCATENATE([.C8];&quot; / &quot;;[.E8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5_14-00-37_000.jpg</text:p>
          </table:table-cell>
          <table:table-cell table:style-name="ce16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/>
          <table:table-cell table:style-name="ce33" table:formula="of:=IF([.E9]=&quot;&quot;;[.C9];CONCATENATE([.C9];&quot; / &quot;;[.E9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5_15-19-40_000.jpg</text:p>
          </table:table-cell>
          <table:table-cell table:style-name="ce16" office:value-type="string">
            <text:p>:m 東和 PHOTO / 200424f / 新高円寺駅 / 新高円寺プロジェクト / １名 / ホクシン設備（合田工務店） / 日報</text:p>
          </table:table-cell>
          <table:table-cell table:style-name="ce16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 table:formula="of:=IF([.E10]=&quot;&quot;;[.C10];CONCATENATE([.C10];&quot; / &quot;;[.E10]))" office:value-type="string" office:string-value=":m 東和 PHOTO / 200424f / 新高円寺駅 / 新高円寺プロジェクト / １名 / ホクシン設備（合田工務店） / 日報">
            <text:p>:m 東和 PHOTO / 200424f / 新高円寺駅 / 新高円寺プロジェクト / １名 / ホクシン設備（合田工務店） / 日報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5_16-11-22_000.jpg</text:p>
          </table:table-cell>
          <table:table-cell table:style-name="ce16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 table:formula="of:=IF([.E11]=&quot;&quot;;[.C11];CONCATENATE([.C11];&quot; / &quot;;[.E11]))" office:value-type="string" office:string-value=":m 食べた物　間食 / お菓子">
            <text:p>:m 食べた物　間食 / お菓子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5_17-46-49_000.jpg</text:p>
          </table:table-cell>
          <table:table-cell table:style-name="ce16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12]=&quot;&quot;;[.C12];CONCATENATE([.C12];&quot; / &quot;;[.E12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5_17-52-53_000.jpg</text:p>
          </table:table-cell>
          <table:table-cell table:style-name="ce6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 table:formula="of:=IF([.E13]=&quot;&quot;;[.C13];CONCATENATE([.C13];&quot; / &quot;;[.E13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5_17-58-04_000.jpg</text:p>
          </table:table-cell>
          <table:table-cell table:style-name="ce6" office:value-type="string">
            <text:p>:m 食べた物　間食 / お菓子</text:p>
          </table:table-cell>
          <table:table-cell table:style-name="ce6"/>
          <table:table-cell table:style-name="ce3"/>
          <table:table-cell table:style-name="ce3" office:value-type="string">
            <text:p>N-35-35-28.504943 E-139-34-49.379882</text:p>
          </table:table-cell>
          <table:table-cell table:style-name="ce33" table:formula="of:=IF([.E14]=&quot;&quot;;[.C14];CONCATENATE([.C14];&quot; / &quot;;[.E14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25_18-07-16_000.jpg</text:p>
          </table:table-cell>
          <table:table-cell table:style-name="ce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 table:formula="of:=IF([.E15]=&quot;&quot;;[.C15];CONCATENATE([.C15];&quot; / &quot;;[.E15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25_18-30-04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477478 E-139-34-49.434814</text:p>
          </table:table-cell>
          <table:table-cell table:style-name="ce33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25_18-30-06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477478 E-139-34-49.434814</text:p>
          </table:table-cell>
          <table:table-cell table:style-name="ce33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25_19-20-28_000.jpg</text:p>
          </table:table-cell>
          <table:table-cell table:style-name="ce17" office:value-type="string">
            <text:p>:PHOTO 記録しておきたいもの / @カボス、正面入口 / 閉まっている；張り紙；コロナ / N-35-35-25.14038 E-139-34-48.391113</text:p>
          </table:table-cell>
          <table:table-cell table:style-name="ce16"/>
          <table:table-cell table:style-name="ce3" table:formula="of:=[.F18]" office:value-type="string" office:string-value="N-35-35-25.14038 E-139-34-48.391113">
            <text:p>N-35-35-25.14038 E-139-34-48.391113</text:p>
          </table:table-cell>
          <table:table-cell table:style-name="ce3" office:value-type="string">
            <text:p>N-35-35-25.14038 E-139-34-48.391113</text:p>
          </table:table-cell>
          <table:table-cell table:style-name="ce33" table:formula="of:=IF([.E18]=&quot;&quot;;[.C18];CONCATENATE([.C18];&quot; / &quot;;[.E18]))" office:value-type="string" office:string-value=":PHOTO 記録しておきたいもの / @カボス、正面入口 / 閉まっている；張り紙；コロナ / N-35-35-25.14038 E-139-34-48.391113 / N-35-35-25.14038 E-139-34-48.391113">
            <text:p>:PHOTO 記録しておきたいもの / @カボス、正面入口 / 閉まっている；張り紙；コロナ / N-35-35-25.14038 E-139-34-48.391113 / N-35-35-25.14038 E-139-34-48.39111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25_19-20-31_000.jpg</text:p>
          </table:table-cell>
          <table:table-cell table:style-name="ce17" office:value-type="string">
            <text:p>:PHOTO 記録しておきたいもの / @カボス、正面入口 / 閉まっている；張り紙；コロナ / N-35-35-25.14038 E-139-34-48.391113</text:p>
          </table:table-cell>
          <table:table-cell table:style-name="ce17"/>
          <table:table-cell table:style-name="ce3" table:formula="of:=[.F19]" office:value-type="string" office:string-value="N-35-35-25.14038 E-139-34-48.391113">
            <text:p>N-35-35-25.14038 E-139-34-48.391113</text:p>
          </table:table-cell>
          <table:table-cell table:style-name="ce3" office:value-type="string">
            <text:p>N-35-35-25.14038 E-139-34-48.391113</text:p>
          </table:table-cell>
          <table:table-cell table:style-name="ce33" table:formula="of:=IF([.E19]=&quot;&quot;;[.C19];CONCATENATE([.C19];&quot; / &quot;;[.E19]))" office:value-type="string" office:string-value=":PHOTO 記録しておきたいもの / @カボス、正面入口 / 閉まっている；張り紙；コロナ / N-35-35-25.14038 E-139-34-48.391113 / N-35-35-25.14038 E-139-34-48.391113">
            <text:p>:PHOTO 記録しておきたいもの / @カボス、正面入口 / 閉まっている；張り紙；コロナ / N-35-35-25.14038 E-139-34-48.391113 / N-35-35-25.14038 E-139-34-48.39111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25_19-20-43_000.jpg</text:p>
          </table:table-cell>
          <table:table-cell table:style-name="ce17" office:value-type="string">
            <text:p>:PHOTO 記録しておきたいもの / @カボス、正面入口 / 閉まっている；張り紙；コロナ / N-35-35-25.14038 E-139-34-48.391113</text:p>
          </table:table-cell>
          <table:table-cell table:style-name="ce15"/>
          <table:table-cell table:style-name="ce3" table:formula="of:=[.F20]" office:value-type="string" office:string-value="N-35-35-25.14038 E-139-34-48.391113">
            <text:p>N-35-35-25.14038 E-139-34-48.391113</text:p>
          </table:table-cell>
          <table:table-cell table:style-name="ce3" office:value-type="string">
            <text:p>N-35-35-25.14038 E-139-34-48.391113</text:p>
          </table:table-cell>
          <table:table-cell table:style-name="ce33" table:formula="of:=IF([.E20]=&quot;&quot;;[.C20];CONCATENATE([.C20];&quot; / &quot;;[.E20]))" office:value-type="string" office:string-value=":PHOTO 記録しておきたいもの / @カボス、正面入口 / 閉まっている；張り紙；コロナ / N-35-35-25.14038 E-139-34-48.391113 / N-35-35-25.14038 E-139-34-48.391113">
            <text:p>:PHOTO 記録しておきたいもの / @カボス、正面入口 / 閉まっている；張り紙；コロナ / N-35-35-25.14038 E-139-34-48.391113 / N-35-35-25.14038 E-139-34-48.39111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25_19-20-47_000.jpg</text:p>
          </table:table-cell>
          <table:table-cell table:style-name="ce17" office:value-type="string">
            <text:p>:PHOTO 記録しておきたいもの / @カボス、正面入口 / 閉まっている；張り紙；コロナ / N-35-35-25.14038 E-139-34-48.391113</text:p>
          </table:table-cell>
          <table:table-cell table:style-name="ce16"/>
          <table:table-cell table:style-name="ce3" table:formula="of:=[.F21]" office:value-type="string" office:string-value="N-35-35-25.14038 E-139-34-48.391113">
            <text:p>N-35-35-25.14038 E-139-34-48.391113</text:p>
          </table:table-cell>
          <table:table-cell table:style-name="ce3" office:value-type="string">
            <text:p>N-35-35-25.14038 E-139-34-48.391113</text:p>
          </table:table-cell>
          <table:table-cell table:style-name="ce33" table:formula="of:=IF([.E21]=&quot;&quot;;[.C21];CONCATENATE([.C21];&quot; / &quot;;[.E21]))" office:value-type="string" office:string-value=":PHOTO 記録しておきたいもの / @カボス、正面入口 / 閉まっている；張り紙；コロナ / N-35-35-25.14038 E-139-34-48.391113 / N-35-35-25.14038 E-139-34-48.391113">
            <text:p>:PHOTO 記録しておきたいもの / @カボス、正面入口 / 閉まっている；張り紙；コロナ / N-35-35-25.14038 E-139-34-48.391113 / N-35-35-25.14038 E-139-34-48.39111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25_19-20-53_000.jpg</text:p>
          </table:table-cell>
          <table:table-cell table:style-name="ce17" office:value-type="string">
            <text:p>:PHOTO 記録しておきたいもの / @カボス、正面入口 / 閉まっている；張り紙；コロナ / N-35-35-25.14038 E-139-34-48.391113</text:p>
          </table:table-cell>
          <table:table-cell table:style-name="ce17"/>
          <table:table-cell table:style-name="ce3" table:formula="of:=[.F22]" office:value-type="string" office:string-value="N-35-35-25.14038 E-139-34-48.391113">
            <text:p>N-35-35-25.14038 E-139-34-48.391113</text:p>
          </table:table-cell>
          <table:table-cell table:style-name="ce3" office:value-type="string">
            <text:p>N-35-35-25.14038 E-139-34-48.391113</text:p>
          </table:table-cell>
          <table:table-cell table:style-name="ce33" table:formula="of:=IF([.E22]=&quot;&quot;;[.C22];CONCATENATE([.C22];&quot; / &quot;;[.E22]))" office:value-type="string" office:string-value=":PHOTO 記録しておきたいもの / @カボス、正面入口 / 閉まっている；張り紙；コロナ / N-35-35-25.14038 E-139-34-48.391113 / N-35-35-25.14038 E-139-34-48.391113">
            <text:p>:PHOTO 記録しておきたいもの / @カボス、正面入口 / 閉まっている；張り紙；コロナ / N-35-35-25.14038 E-139-34-48.391113 / N-35-35-25.14038 E-139-34-48.39111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4-25_19-20-59_000.jpg</text:p>
          </table:table-cell>
          <table:table-cell table:style-name="ce17" office:value-type="string">
            <text:p>:PHOTO 記録しておきたいもの / @カボス、駐車場 / 車はない；コロナ / N-35-35-25.209045 E-139-34-48.226318</text:p>
          </table:table-cell>
          <table:table-cell table:style-name="ce14"/>
          <table:table-cell table:style-name="ce3" table:formula="of:=[.F23]" office:value-type="string" office:string-value="N-35-35-25.209045 E-139-34-48.226318">
            <text:p>N-35-35-25.209045 E-139-34-48.226318</text:p>
          </table:table-cell>
          <table:table-cell table:style-name="ce3" office:value-type="string">
            <text:p>N-35-35-25.209045 E-139-34-48.226318</text:p>
          </table:table-cell>
          <table:table-cell table:style-name="ce33" table:formula="of:=IF([.E23]=&quot;&quot;;[.C23];CONCATENATE([.C23];&quot; / &quot;;[.E23]))" office:value-type="string" office:string-value=":PHOTO 記録しておきたいもの / @カボス、駐車場 / 車はない；コロナ / N-35-35-25.209045 E-139-34-48.226318 / N-35-35-25.209045 E-139-34-48.226318">
            <text:p>:PHOTO 記録しておきたいもの / @カボス、駐車場 / 車はない；コロナ / N-35-35-25.209045 E-139-34-48.226318 / N-35-35-25.209045 E-139-34-48.22631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4-25_19-21-05_000.jpg</text:p>
          </table:table-cell>
          <table:table-cell table:style-name="ce17" office:value-type="string">
            <text:p>:PHOTO 記録しておきたいもの / @カボス、駐車場 / 車はない；コロナ / N-35-35-25.209045 E-139-34-48.226318</text:p>
          </table:table-cell>
          <table:table-cell table:style-name="ce3"/>
          <table:table-cell table:style-name="ce3" table:formula="of:=[.F24]" office:value-type="string" office:string-value="N-35-35-25.209045 E-139-34-48.226318">
            <text:p>N-35-35-25.209045 E-139-34-48.226318</text:p>
          </table:table-cell>
          <table:table-cell table:style-name="ce3" office:value-type="string">
            <text:p>N-35-35-25.209045 E-139-34-48.226318</text:p>
          </table:table-cell>
          <table:table-cell table:style-name="ce33" table:formula="of:=IF([.E24]=&quot;&quot;;[.C24];CONCATENATE([.C24];&quot; / &quot;;[.E24]))" office:value-type="string" office:string-value=":PHOTO 記録しておきたいもの / @カボス、駐車場 / 車はない；コロナ / N-35-35-25.209045 E-139-34-48.226318 / N-35-35-25.209045 E-139-34-48.226318">
            <text:p>:PHOTO 記録しておきたいもの / @カボス、駐車場 / 車はない；コロナ / N-35-35-25.209045 E-139-34-48.226318 / N-35-35-25.209045 E-139-34-48.22631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4-25_19-21-11_000.jpg</text:p>
          </table:table-cell>
          <table:table-cell table:style-name="ce17" office:value-type="string">
            <text:p>:PHOTO 記録しておきたいもの / @カボス、駐車場 / 車はない；コロナ / N-35-35-25.209045 E-139-34-48.226318</text:p>
          </table:table-cell>
          <table:table-cell table:style-name="ce3"/>
          <table:table-cell table:style-name="ce3" table:formula="of:=[.F25]" office:value-type="string" office:string-value="N-35-35-25.209045 E-139-34-48.226318">
            <text:p>N-35-35-25.209045 E-139-34-48.226318</text:p>
          </table:table-cell>
          <table:table-cell table:style-name="ce3" office:value-type="string">
            <text:p>N-35-35-25.209045 E-139-34-48.226318</text:p>
          </table:table-cell>
          <table:table-cell table:style-name="ce33" table:formula="of:=IF([.E25]=&quot;&quot;;[.C25];CONCATENATE([.C25];&quot; / &quot;;[.E25]))" office:value-type="string" office:string-value=":PHOTO 記録しておきたいもの / @カボス、駐車場 / 車はない；コロナ / N-35-35-25.209045 E-139-34-48.226318 / N-35-35-25.209045 E-139-34-48.226318">
            <text:p>:PHOTO 記録しておきたいもの / @カボス、駐車場 / 車はない；コロナ / N-35-35-25.209045 E-139-34-48.226318 / N-35-35-25.209045 E-139-34-48.22631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4-25_20-48-37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 table:formula="of:=IF([.E26]=&quot;&quot;;[.C26];CONCATENATE([.C26];&quot; / &quot;;[.E26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4-25_21-05-41_000.jpg</text:p>
          </table:table-cell>
          <table:table-cell table:style-name="ce17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 table:formula="of:=IF([.E27]=&quot;&quot;;[.C27];CONCATENATE([.C27];&quot; / &quot;;[.E27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4-25_21-11-16_000.jpg</text:p>
          </table:table-cell>
          <table:table-cell table:style-name="ce15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28]=&quot;&quot;;[.C28];CONCATENATE([.C28];&quot; / &quot;;[.E28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4-26_01-01-42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29]=&quot;&quot;;[.C29];CONCATENATE([.C29];&quot; / &quot;;[.E2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4-26_01-01-51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30]=&quot;&quot;;[.C30];CONCATENATE([.C30];&quot; / &quot;;[.E30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5_18-44-24_000.mp4</text:p>
          </table:table-cell>
          <table:table-cell table:style-name="ce6" office:value-type="string">
            <text:p>:VIDEO / @自室 / 記録 / jap.flute / 演奏、play / f-2020-0425-1 / et-2,patt-N,for=how-to-blow:D♭-octave-jump,score~</text:p>
          </table:table-cell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string" office:string-value=":VIDEO / @自室 / 記録 / jap.flute / 演奏、play / f-2020-0425-1 / et-2,patt-N,for=how-to-blow:D♭-octave-jump,score~">
            <text:p>:VIDEO / @自室 / 記録 / jap.flute / 演奏、play / f-2020-0425-1 / et-2,patt-N,for=how-to-blow:D♭-octave-jump,score~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5_18-47-03_000.mp4</text:p>
          </table:table-cell>
          <table:table-cell table:style-name="ce6" office:value-type="string">
            <text:p>:VIDEO / @自室 / 記録 / jap.flute / 演奏、play / f-2020-0425-2 / et-2,patt-N,for=how-to-blow:E♭-octave-jump,score~</text:p>
          </table:table-cell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string" office:string-value=":VIDEO / @自室 / 記録 / jap.flute / 演奏、play / f-2020-0425-2 / et-2,patt-N,for=how-to-blow:E♭-octave-jump,score~">
            <text:p>:VIDEO / @自室 / 記録 / jap.flute / 演奏、play / f-2020-0425-2 / et-2,patt-N,for=how-to-blow:E♭-octave-jump,score~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6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6]=&quot;&quot;;[.C196];CONCATENATE([.C196];&quot; / &quot;;[.E1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7]=&quot;&quot;;[.C197];CONCATENATE([.C197];&quot; / &quot;;[.E1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8]=&quot;&quot;;[.C198];CONCATENATE([.C198];&quot; / &quot;;[.E1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9]=&quot;&quot;;[.C199];CONCATENATE([.C199];&quot; / &quot;;[.E1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0]=&quot;&quot;;[.C200];CONCATENATE([.C200];&quot; / &quot;;[.E2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1]=&quot;&quot;;[.C201];CONCATENATE([.C201];&quot; / &quot;;[.E2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2]=&quot;&quot;;[.C202];CONCATENATE([.C202];&quot; / &quot;;[.E2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3]=&quot;&quot;;[.C203];CONCATENATE([.C203];&quot; / &quot;;[.E2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4]=&quot;&quot;;[.C204];CONCATENATE([.C204];&quot; / &quot;;[.E2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5]=&quot;&quot;;[.C205];CONCATENATE([.C205];&quot; / &quot;;[.E2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6]=&quot;&quot;;[.C206];CONCATENATE([.C206];&quot; / &quot;;[.E2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7]=&quot;&quot;;[.C207];CONCATENATE([.C207];&quot; / &quot;;[.E2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8]=&quot;&quot;;[.C208];CONCATENATE([.C208];&quot; / &quot;;[.E2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9]=&quot;&quot;;[.C209];CONCATENATE([.C209];&quot; / &quot;;[.E2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10]=&quot;&quot;;[.C210];CONCATENATE([.C210];&quot; / &quot;;[.E2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11]=&quot;&quot;;[.C211];CONCATENATE([.C211];&quot; / &quot;;[.E2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/>
          <table:table-cell table:style-name="ce3"/>
          <table:table-cell table:style-name="ce3"/>
          <table:table-cell table:style-name="ce33" table:formula="of:=IF([.E212]=&quot;&quot;;[.C212];CONCATENATE([.C212];&quot; / &quot;;[.E21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2020/04/26</text:date>, <text:time>08:43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6T08:43:17.31</dc:date>
    <dc:creator>iwabuchi ken</dc:creator>
    <meta:editing-duration>P19DT21H2M21S</meta:editing-duration>
    <meta:editing-cycles>7838</meta:editing-cycles>
    <meta:document-statistic meta:table-count="1" meta:cell-count="802" meta:object-count="0"/>
  </office:meta>
</office:document-meta>
</file>